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8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173in"/>
    </style:style>
    <style:style style:name="co5" style:family="table-column">
      <style:table-column-properties fo:break-before="auto" style:column-width="0.6161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6591in"/>
    </style:style>
    <style:style style:name="co8" style:family="table-column">
      <style:table-column-properties fo:break-before="auto" style:column-width="0.7236in"/>
    </style:style>
    <style:style style:name="co9" style:family="table-column">
      <style:table-column-properties fo:break-before="auto" style:column-width="0.7563in"/>
    </style:style>
    <style:style style:name="co10" style:family="table-column">
      <style:table-column-properties fo:break-before="auto" style:column-width="1.6028in"/>
    </style:style>
    <style:style style:name="co11" style:family="table-column">
      <style:table-column-properties fo:break-before="auto" style:column-width="0.8098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83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2" office:value-type="string">
            <text:p>Legend</text:p>
          </table:table-cell>
          <table:table-cell table:style-name="ce2" office:value-type="string">
            <text:p>Icon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FromScale</text:p>
          </table:table-cell>
          <table:table-cell table:style-name="ce2" office:value-type="string">
            <text:p>ToScale</text:p>
          </table:table-cell>
          <table:table-cell table:number-columns-repeated="2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ildingCollapsed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collapsed_build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ildingCollapsed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natural</text:p>
          </table:table-cell>
          <table:table-cell office:value-type="string">
            <text:p>pea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!_lon!_lat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eak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1">
          <table:table-cell office:value-type="string">
            <text:p>highway</text:p>
          </table:table-cell>
          <table:table-cell office:value-type="string">
            <text:p>obstac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highway</text:p>
          </table:table-cell>
          <table:table-cell office:value-type="string">
            <text:p>bus_stop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barrier</text:p>
          </table:table-cell>
          <table:table-cell office:value-type="string">
            <text:p>obstac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barrier</text:p>
          </table:table-cell>
          <table:table-cell office:value-type="string">
            <text:p>gat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gat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an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bank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ench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ench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2"/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ark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arking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leisure</text:p>
          </table:table-cell>
          <table:table-cell office:value-type="string">
            <text:p>playgroun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layground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l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olice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st_off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recycl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recycling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atm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atm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ast_foo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fastfood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u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ub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2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site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people_camping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tourism|refugee</text:p>
          </table:table-cell>
          <table:table-cell office:value-type="string">
            <text:p>camp_site|yes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tourism</text:p>
          </table:table-cell>
          <table:table-cell office:value-type="string">
            <text:p>picnic_sit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icnic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tourism</text:p>
          </table:table-cell>
          <table:table-cell office:value-type="string">
            <text:p>viewpoin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binocular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tourism</text:p>
          </table:table-cell>
          <table:table-cell office:value-type="string">
            <text:p>inform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info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amenity|type</text:p>
          </table:table-cell>
          <table:table-cell office:value-type="string">
            <text:p>hospital|Field 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fieldHospital.svg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amenity|hospital</text:p>
          </table:table-cell>
          <table:table-cell office:value-type="string">
            <text:p>hospital|field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fieldHospital.svg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hospital.svg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harmac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harmacy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po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Towe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Towe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man_made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towe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8">
            <text:p>1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999999">
            <text:p>999999</text:p>
          </table:table-cell>
          <table:table-cell table:number-columns-repeated="2"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8">
            <text:p>18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999999">
            <text:p>999999</text:p>
          </table:table-cell>
          <table:table-cell table:number-columns-repeated="2"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0">
            <text:p>250000</text:p>
          </table:table-cell>
          <table:table-cell table:number-columns-repeated="2"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0">
            <text:p>250000</text:p>
          </table:table-cell>
          <table:table-cell table:number-columns-repeated="2"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WAY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DashStyle</text:p>
          </table:table-cell>
          <table:table-cell table:style-name="ce1" office:value-type="string">
            <text:p>fill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2" office:value-type="string">
            <text:p>Legend</text:p>
          </table:table-cell>
          <table:table-cell table:style-name="ce2" office:value-type="string">
            <text:p>BaseLayer</text:p>
          </table:table-cell>
          <table:table-cell office:value-type="string">
            <text:p>AreaIcon</text:p>
          </table:table-cell>
          <table:table-cell table:style-name="ce2" office:value-type="string">
            <text:p>FromScale</text:p>
          </table:table-cell>
          <table:table-cell table:style-name="ce2" office:value-type="string">
            <text:p>ToScale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unclassified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oad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rvice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_link</text:p>
          </table:table-cell>
          <table:table-cell office:value-type="string">
            <text:p>blue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_link</text:p>
          </table:table-cell>
          <table:table-cell office:value-type="string">
            <text:p>blue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</text:p>
          </table:table-cell>
          <table:table-cell office:value-type="string">
            <text:p>red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_link</text:p>
          </table:table-cell>
          <table:table-cell office:value-type="string">
            <text:p>red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</text:p>
          </table:table-cell>
          <table:table-cell office:value-type="string">
            <text:p>goldenrod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0">
            <text:p>2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_link</text:p>
          </table:table-cell>
          <table:table-cell office:value-type="string">
            <text:p>goldenrod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ertiary</text:p>
          </table:table-cell>
          <table:table-cell office:value-type="string">
            <text:p>darkkhaki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1</text:p>
          </table:table-cell>
          <table:table-cell office:value-type="string">
            <text:p>darkgrey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2</text:p>
          </table:table-cell>
          <table:table-cell office:value-type="string">
            <text:p>darkgrey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3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4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5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ack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footway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ath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cycleway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power</text:p>
          </table:table-cell>
          <table:table-cell office:value-type="string">
            <text:p>line</text:p>
          </table:table-cell>
          <table:table-cell office:value-type="string">
            <text:p>darkgree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railway</text:p>
          </table:table-cell>
          <table:table-cell office:value-type="string">
            <text:p>rail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</text:p>
          </table:table-cell>
          <table:table-cell office:value-type="string">
            <text:p>lightblu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canal</text:p>
          </table:table-cell>
          <table:table-cell office:value-type="string">
            <text:p>lightblu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drain</text:p>
          </table:table-cell>
          <table:table-cell office:value-type="string">
            <text:p>lightbl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stream</text:p>
          </table:table-cell>
          <table:table-cell office:value-type="string">
            <text:p>lightbl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25001">
            <text:p>2500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|type</text:p>
          </table:table-cell>
          <table:table-cell office:value-type="string">
            <text:p>hospital|Field Hospital</text:p>
          </table:table-cell>
          <table:table-cell office:value-type="string">
            <text:p>pin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Field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|hospital</text:p>
          </table:table-cell>
          <table:table-cell office:value-type="string">
            <text:p>hospital|field</text:p>
          </table:table-cell>
          <table:table-cell office:value-type="string">
            <text:p>pin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Field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tourism|refugee</text:p>
          </table:table-cell>
          <table:table-cell office:value-type="string">
            <text:p>camp_site|yes</text:p>
          </table:table-cell>
          <table:table-cell office:value-type="string">
            <text:p>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bank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coastline</text:p>
          </table:table-cell>
          <table:table-cell office:value-type="string">
            <text:p>blue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ater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beach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Beach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scree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Scree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heath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Heath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marsh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Marsh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stadium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./icons/areaSport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sports_centre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Sport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emetery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./icons/areaCemetery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ilitary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./icons/areaMilitary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ood</text:p>
          </table:table-cell>
          <table:table-cell office:value-type="string">
            <text:p>dark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orest</text:p>
          </table:table-cell>
          <table:table-cell office:value-type="string">
            <text:p>dark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yar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grass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eadow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village_green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ident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industr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ommerc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run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taxi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table:style-name="ce2" office:value-type="string">
            <text:p>SECTION</text:p>
          </table:table-cell>
          <table:table-cell table:style-name="ce2" office:value-type="string">
            <text:p>ROUTES</text:p>
          </table:table-cell>
          <table:table-cell table:style-name="ce2" office:value-type="string">
            <text:p>ThicknessLine</text:p>
          </table:table-cell>
          <table:table-cell table:style-name="ce2" office:value-type="string">
            <text:p>DashStyle</text:p>
          </table:table-cell>
          <table:table-cell table:style-name="ce2" office:value-type="string">
            <text:p>Opacity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StopNodeThickness</text:p>
          </table:table-cell>
          <table:table-cell table:style-name="ce2" office:value-type="string">
            <text:p>FromScale</text:p>
          </table:table-cell>
          <table:table-cell table:style-name="ce2" office:value-type="string">
            <text:p>ToScale</text:p>
          </table:table-cell>
          <table:table-cell table:number-columns-repeated="7"/>
        </table:table-row>
        <table:table-row table:style-name="ro1">
          <table:table-cell table:style-name="ce3" office:value-type="string">
            <text:p>hiking</text:p>
          </table:table-cell>
          <table:table-cell office:value-type="string">
            <text:p>red;pink;yellow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string">
            <text:p>re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7"/>
        </table:table-row>
        <table:table-row table:style-name="ro1">
          <table:table-cell office:value-type="string">
            <text:p>bus</text:p>
          </table:table-cell>
          <table:table-cell office:value-type="string">
            <text:p>red;pink;yellow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re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7"/>
        </table:table-row>
        <table:table-row table:style-name="ro1">
          <table:table-cell table:style-name="ce2" office:value-type="string">
            <text:p>SECTION</text:p>
          </table:table-cell>
          <table:table-cell table:style-name="ce2" office:value-type="string">
            <text:p>END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6">03/06/2010</text:date>, <text:time>11:4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06T11:40:42</dc:date>
    <dc:creator>gs </dc:creator>
    <meta:generator>OpenOffice.org/3.1$Linux OpenOffice.org_project/310m19$Build-9420</meta:generator>
    <meta:editing-duration>PT04H16M31S</meta:editing-duration>
    <meta:editing-cycles>91</meta:editing-cycles>
    <meta:document-statistic meta:table-count="1" meta:cell-count="1625" meta:object-count="0"/>
  </office:meta>
</office:document-meta>
</file>